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6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51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7" office:value-type="string" calcext:value-type="string">
            <text:p>Mens. 08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09-05" calcext:value-type="date">
            <text:p>05/09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7" office:value-type="string" calcext:value-type="string">
            <text:p>Mens. 09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0-07" calcext:value-type="date">
            <text:p>07/10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7" office:value-type="string" calcext:value-type="string">
            <text:p>Mens. 10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1-05" calcext:value-type="date">
            <text:p>05/11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7" office:value-type="string" calcext:value-type="string">
            <text:p>Mens. 11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2-05" calcext:value-type="date">
            <text:p>05/12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7" office:value-type="string" calcext:value-type="string">
            <text:p>Mens. 12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1-07" calcext:value-type="date">
            <text:p>07/01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7" office:value-type="string" calcext:value-type="string">
            <text:p>Mens. 01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2-05" calcext:value-type="date">
            <text:p>05/02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7" office:value-type="string" calcext:value-type="string">
            <text:p>Mens. 02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3-06" calcext:value-type="date">
            <text:p>06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7" office:value-type="string" calcext:value-type="string">
            <text:p>Mens. 03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4-04" calcext:value-type="date">
            <text:p>04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7" office:value-type="string" calcext:value-type="string">
            <text:p>Mens. 04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5-05" calcext:value-type="date">
            <text:p>05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7" office:value-type="string" calcext:value-type="string">
            <text:p>Mens. 05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6-05" calcext:value-type="date">
            <text:p>05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7" office:value-type="string" calcext:value-type="string">
            <text:p>Mens. 06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7-07" calcext:value-type="date">
            <text:p>07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8-06" calcext:value-type="date">
            <text:p>06/08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7" office:value-type="string" calcext:value-type="string">
            <text:p>Mens. 08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9-05" calcext:value-type="date">
            <text:p>05/09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2" office:value-type="string" calcext:value-type="string">
            <text:p>Obs.: ao fazer seus pagamentos, por gentileza efetue os depósitos</text:p>
          </table:table-cell>
          <table:table-cell table:style-name="ce38" table:number-columns-repeated="5"/>
          <table:table-cell table:style-name="ce50" office:value-type="string" calcext:value-type="string">
            <text:p>TOTAL</text:p>
          </table:table-cell>
          <table:table-cell table:style-name="ce42" table:formula="of:=SUM([.H2:.H14])" office:value-type="float" office:value="0" calcext:value-type="float">
            <text:p>-</text:p>
          </table:table-cell>
          <table:table-cell table:style-name="ce47"/>
          <table:table-cell table:style-name="ce77" table:number-columns-repeated="55"/>
        </table:table-row>
        <table:table-row table:style-name="ro2">
          <table:table-cell table:style-name="ce32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3"/>
          <table:table-cell table:style-name="ce39"/>
          <table:table-cell table:style-name="ce44" table:number-columns-repeated="2"/>
          <table:table-cell/>
          <table:table-cell table:style-name="ce44"/>
          <table:table-cell table:style-name="ce34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0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1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2">
          <table:table-cell table:style-name="ce34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1977">
          <table:table-cell table:style-name="ce35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21:22.125785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21:22.127731900">00:00:00</text:time></text:span><text:span text:style-name="MT2"><text:time style:data-style-name="N2" text:time-value="09:21:22.127774400">00:00:00</text:time></text:span></text:p>
        </style:region-center>
        <style:region-right>
          <text:p><text:span text:style-name="MT3">Palemad Com. Pallets e Mad. Soc. Un.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9-17">00/00/0000</text:date><text:s/>- <text:time style:data-style-name="N2" text:time-value="09:21:22.133250900">00:00:00</text:time></text:p>
        </style:region-right>
      </style:header-left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Palemad Com. Pallets e Madeira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creation-date>2000-10-16T12:57:25</meta:creation-date>
    <dc:date>2025-09-17T09:21:34.871899100</dc:date>
    <meta:print-date>2020-10-05T15:55:44.962000000</meta:print-date>
    <dc:language>pt-PT</dc:language>
    <meta:editing-cycles>700</meta:editing-cycles>
    <meta:editing-duration>PT10H8M27S</meta:editing-duration>
    <meta:document-statistic meta:table-count="1" meta:cell-count="103" meta:object-count="0"/>
    <meta:user-defined meta:name="Info 0"/>
    <meta:user-defined meta:name="Info 1"/>
    <meta:user-defined meta:name="Info 2"/>
    <meta:user-defined meta:name="Info 3"/>
  </office:meta>
</office:document-meta>
</file>